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DataDescriptor.getDrawingOrder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aphicsDataDescriptor.getWindowSpec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raphicsDataDescriptor.GraphicsDataDescriptor( int xlwind , int xrwind , int ybwind , int ytwind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Data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